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8.34pt"/>
    </style:style>
    <style:style style:name="co3" style:family="table-column">
      <style:table-column-properties fo:break-before="auto" style:column-width="131.19pt"/>
    </style:style>
    <style:style style:name="co4" style:family="table-column">
      <style:table-column-properties fo:break-before="auto" style:column-width="30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48.03pt" svg:y="192.56pt">
            <loext:p draw:notify-on-update-of-ranges="Sheet1.A13:Sheet1.A33 Sheet1.B13:Sheet1.B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step</text:p>
          </table:table-cell>
          <table:table-cell/>
          <table:table-cell office:value-type="string" calcext:value-type="string">
            <text:p>water depth</text:p>
          </table:table-cell>
          <table:table-cell office:value-type="string" calcext:value-type="string">
            <text:p>L(solar constant)</text:p>
          </table:table-cell>
          <table:table-cell office:value-type="string" calcext:value-type="string">
            <text:p>epsi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s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watts/m2</text:p>
          </table:table-cell>
          <table:table-cell office:value-type="string" calcext:value-type="string">
            <text:p>nondim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4000" calcext:value-type="float">
            <text:p>4.00E+03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.00E+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at capacity</text:p>
          </table:table-cell>
          <table:table-cell office:value-type="string" calcext:value-type="string">
            <text:p>alberdo</text:p>
          </table:table-cell>
          <table:table-cell office:value-type="string" calcext:value-type="string">
            <text:p>sigm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/Km2</text:p>
          </table:table-cell>
          <table:table-cell office:value-type="string" calcext:value-type="string">
            <text:p>nondim</text:p>
          </table:table-cell>
          <table:table-cell office:value-type="string" calcext:value-type="string">
            <text:p>W/m2K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4.184*1000*[.C3]*1000" office:value-type="float" office:value="16736000000" calcext:value-type="float">
            <text:p>1.67E+1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567" calcext:value-type="float">
            <text:p>5.67E-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因为是单位面积上的，所以面积不用考虑了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从Heat 到heat content，时间要用秒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eat content</text:p>
          </table:table-cell>
          <table:table-cell office:value-type="string" calcext:value-type="string">
            <text:p>Heat in</text:p>
          </table:table-cell>
          <table:table-cell office:value-type="string" calcext:value-type="string">
            <text:p>Heat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/m2</text:p>
          </table:table-cell>
          <table:table-cell office:value-type="string" calcext:value-type="string">
            <text:p>watts/m2</text:p>
          </table:table-cell>
          <table:table-cell table:style-name="ce2" office:value-type="string" calcext:value-type="string">
            <text:p>watts/m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E+00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E3]*[.E6]*[.B13]^4" office:value-type="float" office:value="0" calcext:value-type="float">
            <text:p>0.00E+00</text:p>
          </table:table-cell>
          <table:table-cell/>
          <table:table-cell office:value-type="string" calcext:value-type="string">
            <text:p>dHeatContent/dt = L*(1-alpha)/4 - epsilon * sigma * T^4</text:p>
          </table:table-cell>
        </table:table-row>
        <table:table-row table:style-name="ro1">
          <table:table-cell table:formula="of:=[.A13]+[.$A$3]" office:value-type="float" office:value="100" calcext:value-type="float">
            <text:p>100</text:p>
          </table:table-cell>
          <table:table-cell table:formula="of:=[.C14]/[.$C$6]" office:value-type="float" office:value="44.5170889101338" calcext:value-type="float">
            <text:p>44.5170889101</text:p>
          </table:table-cell>
          <table:table-cell table:formula="of:=[.C13]+([.D13]-[.E13])*[.$A$3]*365*24*3600" office:value-type="float" office:value="745038000000" calcext:value-type="float">
            <text:p>7.45E+11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14]^4" office:value-type="float" office:value="0.2226845500858" calcext:value-type="float">
            <text:p>2.23E-01</text:p>
          </table:table-cell>
          <table:table-cell/>
          <table:table-cell office:value-type="string" calcext:value-type="string">
            <text:p>T[K] = HeatContent [J/m2] / HeatCapacity [J/m2 K]</text:p>
          </table:table-cell>
        </table:table-row>
        <table:table-row table:style-name="ro1">
          <table:table-cell table:formula="of:=[.A14]+[.$A$3]" office:value-type="float" office:value="200" calcext:value-type="float">
            <text:p>200</text:p>
          </table:table-cell>
          <table:table-cell table:formula="of:=[.C15]/[.$C$6]" office:value-type="float" office:value="88.9922168978758" calcext:value-type="float">
            <text:p>88.9922168979</text:p>
          </table:table-cell>
          <table:table-cell table:formula="of:=[.C14]+([.D14]-[.E14])*[.$A$3]*365*24*3600" office:value-type="float" office:value="1489373742002.85" calcext:value-type="float">
            <text:p>1.49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15]^4" office:value-type="float" office:value="3.55624081131831" calcext:value-type="float">
            <text:p>3.56E+00</text:p>
          </table:table-cell>
          <table:table-cell/>
          <table:table-cell office:value-type="string" calcext:value-type="string">
            <text:p>HeatContent(t+1) = HeatContent(t) + dHeatContent/dT * TimeStep</text:p>
          </table:table-cell>
        </table:table-row>
        <table:table-row table:style-name="ro1">
          <table:table-cell table:formula="of:=[.A15]+[.$A$3]" office:value-type="float" office:value="300" calcext:value-type="float">
            <text:p>300</text:p>
          </table:table-cell>
          <table:table-cell table:formula="of:=[.C16]/[.$C$6]" office:value-type="float" office:value="132.839195804271" calcext:value-type="float">
            <text:p>132.8391958043</text:p>
          </table:table-cell>
          <table:table-cell table:formula="of:=[.C15]+([.D15]-[.E15])*[.$A$3]*365*24*3600" office:value-type="float" office:value="2223196780980.28" calcext:value-type="float">
            <text:p>2.22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16]^4" office:value-type="float" office:value="17.6558247708012" calcext:value-type="float">
            <text:p>1.77E+01</text:p>
          </table:table-cell>
          <table:table-cell table:number-columns-repeated="2"/>
        </table:table-row>
        <table:table-row table:style-name="ro1">
          <table:table-cell table:formula="of:=[.A16]+[.$A$3]" office:value-type="float" office:value="400" calcext:value-type="float">
            <text:p>400</text:p>
          </table:table-cell>
          <table:table-cell table:formula="of:=[.C17]/[.$C$6]" office:value-type="float" office:value="174.029360180633" calcext:value-type="float">
            <text:p>174.0293601806</text:p>
          </table:table-cell>
          <table:table-cell table:formula="of:=[.C16]+([.D16]-[.E16])*[.$A$3]*365*24*3600" office:value-type="float" office:value="2912555371983.08" calcext:value-type="float">
            <text:p>2.91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17]^4" office:value-type="float" office:value="52.0083592458113" calcext:value-type="float">
            <text:p>5.20E+01</text:p>
          </table:table-cell>
          <table:table-cell table:number-columns-repeated="2"/>
        </table:table-row>
        <table:table-row table:style-name="ro1">
          <table:table-cell table:formula="of:=[.A17]+[.$A$3]" office:value-type="float" office:value="500" calcext:value-type="float">
            <text:p>500</text:p>
          </table:table-cell>
          <table:table-cell table:formula="of:=[.C18]/[.$C$6]" office:value-type="float" office:value="208.746403577049" calcext:value-type="float">
            <text:p>208.746403577</text:p>
          </table:table-cell>
          <table:table-cell table:formula="of:=[.C17]+([.D17]-[.E17])*[.$A$3]*365*24*3600" office:value-type="float" office:value="3493579810265.49" calcext:value-type="float">
            <text:p>3.49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18]^4" office:value-type="float" office:value="107.661162894804" calcext:value-type="float">
            <text:p>1.08E+02</text:p>
          </table:table-cell>
          <table:table-cell table:number-columns-repeated="2"/>
        </table:table-row>
        <table:table-row table:style-name="ro1">
          <table:table-cell table:formula="of:=[.A18]+[.$A$3]" office:value-type="float" office:value="600" calcext:value-type="float">
            <text:p>600</text:p>
          </table:table-cell>
          <table:table-cell table:formula="of:=[.C19]/[.$C$6]" office:value-type="float" office:value="232.976671065991" calcext:value-type="float">
            <text:p>232.976671066</text:p>
          </table:table-cell>
          <table:table-cell table:formula="of:=[.C18]+([.D18]-[.E18])*[.$A$3]*365*24*3600" office:value-type="float" office:value="3899097566960.43" calcext:value-type="float">
            <text:p>3.90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19]^4" office:value-type="float" office:value="167.044738421331" calcext:value-type="float">
            <text:p>1.67E+02</text:p>
          </table:table-cell>
          <table:table-cell table:number-columns-repeated="2"/>
        </table:table-row>
        <table:table-row table:style-name="ro1">
          <table:table-cell table:formula="of:=[.A19]+[.$A$3]" office:value-type="float" office:value="700" calcext:value-type="float">
            <text:p>700</text:p>
          </table:table-cell>
          <table:table-cell table:formula="of:=[.C20]/[.$C$6]" office:value-type="float" office:value="246.017165384496" calcext:value-type="float">
            <text:p>246.0171653845</text:p>
          </table:table-cell>
          <table:table-cell table:formula="of:=[.C19]+([.D19]-[.E19])*[.$A$3]*365*24*3600" office:value-type="float" office:value="4117343279874.92" calcext:value-type="float">
            <text:p>4.12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20]^4" office:value-type="float" office:value="207.703923249166" calcext:value-type="float">
            <text:p>2.08E+02</text:p>
          </table:table-cell>
          <table:table-cell table:number-columns-repeated="2"/>
        </table:table-row>
        <table:table-row table:style-name="ro1">
          <table:table-cell table:formula="of:=[.A20]+[.$A$3]" office:value-type="float" office:value="800" calcext:value-type="float">
            <text:p>800</text:p>
          </table:table-cell>
          <table:table-cell table:formula="of:=[.C21]/[.$C$6]" office:value-type="float" office:value="251.396163212019" calcext:value-type="float">
            <text:p>251.396163212</text:p>
          </table:table-cell>
          <table:table-cell table:formula="of:=[.C20]+([.D20]-[.E20])*[.$A$3]*365*24*3600" office:value-type="float" office:value="4207366187516.35" calcext:value-type="float">
            <text:p>4.21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21]^4" office:value-type="float" office:value="226.473629296997" calcext:value-type="float">
            <text:p>2.26E+02</text:p>
          </table:table-cell>
          <table:table-cell table:number-columns-repeated="2"/>
        </table:table-row>
        <table:table-row table:style-name="ro1">
          <table:table-cell table:formula="of:=[.A21]+[.$A$3]" office:value-type="float" office:value="900" calcext:value-type="float">
            <text:p>900</text:p>
          </table:table-cell>
          <table:table-cell table:formula="of:=[.C22]/[.$C$6]" office:value-type="float" office:value="253.238345492671" calcext:value-type="float">
            <text:p>253.2383454927</text:p>
          </table:table-cell>
          <table:table-cell table:formula="of:=[.C21]+([.D21]-[.E21])*[.$A$3]*365*24*3600" office:value-type="float" office:value="4238196950165.34" calcext:value-type="float">
            <text:p>4.24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22]^4" office:value-type="float" office:value="233.185170933998" calcext:value-type="float">
            <text:p>2.33E+02</text:p>
          </table:table-cell>
          <table:table-cell table:number-columns-repeated="2"/>
        </table:table-row>
        <table:table-row table:style-name="ro1">
          <table:table-cell table:formula="of:=[.A22]+[.$A$3]" office:value-type="float" office:value="1000" calcext:value-type="float">
            <text:p>1000</text:p>
          </table:table-cell>
          <table:table-cell table:formula="of:=[.C23]/[.$C$6]" office:value-type="float" office:value="253.815857738282" calcext:value-type="float">
            <text:p>253.8158577383</text:p>
          </table:table-cell>
          <table:table-cell table:formula="of:=[.C22]+([.D22]-[.E22])*[.$A$3]*365*24*3600" office:value-type="float" office:value="4247862195107.88" calcext:value-type="float">
            <text:p>4.25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23]^4" office:value-type="float" office:value="235.319581615042" calcext:value-type="float">
            <text:p>2.35E+02</text:p>
          </table:table-cell>
          <table:table-cell table:number-columns-repeated="2"/>
        </table:table-row>
        <table:table-row table:style-name="ro1">
          <table:table-cell table:formula="of:=[.A23]+[.$A$3]" office:value-type="float" office:value="1100" calcext:value-type="float">
            <text:p>1100</text:p>
          </table:table-cell>
          <table:table-cell table:formula="of:=[.C24]/[.$C$6]" office:value-type="float" office:value="253.991178449252" calcext:value-type="float">
            <text:p>253.9911784493</text:p>
          </table:table-cell>
          <table:table-cell table:formula="of:=[.C23]+([.D23]-[.E23])*[.$A$3]*365*24*3600" office:value-type="float" office:value="4250796362526.69" calcext:value-type="float">
            <text:p>4.25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24]^4" office:value-type="float" office:value="235.970433970151" calcext:value-type="float">
            <text:p>2.36E+02</text:p>
          </table:table-cell>
          <table:table-cell table:number-columns-repeated="2"/>
        </table:table-row>
        <table:table-row table:style-name="ro1">
          <table:table-cell table:formula="of:=[.A24]+[.$A$3]" office:value-type="float" office:value="1200" calcext:value-type="float">
            <text:p>1200</text:p>
          </table:table-cell>
          <table:table-cell table:formula="of:=[.C25]/[.$C$6]" office:value-type="float" office:value="254.043857669599" calcext:value-type="float">
            <text:p>254.0438576696</text:p>
          </table:table-cell>
          <table:table-cell table:formula="of:=[.C24]+([.D24]-[.E24])*[.$A$3]*365*24*3600" office:value-type="float" office:value="4251678001958.42" calcext:value-type="float">
            <text:p>4.25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25]^4" office:value-type="float" office:value="236.16626134347" calcext:value-type="float">
            <text:p>2.36E+02</text:p>
          </table:table-cell>
          <table:table-cell table:number-columns-repeated="2"/>
        </table:table-row>
        <table:table-row table:style-name="ro1">
          <table:table-cell table:formula="of:=[.A25]+[.$A$3]" office:value-type="float" office:value="1300" calcext:value-type="float">
            <text:p>1300</text:p>
          </table:table-cell>
          <table:table-cell table:formula="of:=[.C26]/[.$C$6]" office:value-type="float" office:value="254.059636722374" calcext:value-type="float">
            <text:p>254.0596367224</text:p>
          </table:table-cell>
          <table:table-cell table:formula="of:=[.C25]+([.D25]-[.E25])*[.$A$3]*365*24*3600" office:value-type="float" office:value="4251942080185.65" calcext:value-type="float">
            <text:p>4.25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26]^4" office:value-type="float" office:value="236.22494140188" calcext:value-type="float">
            <text:p>2.36E+02</text:p>
          </table:table-cell>
          <table:table-cell table:number-columns-repeated="2"/>
        </table:table-row>
        <table:table-row table:style-name="ro1">
          <table:table-cell table:formula="of:=[.A26]+[.$A$3]" office:value-type="float" office:value="1400" calcext:value-type="float">
            <text:p>1400</text:p>
          </table:table-cell>
          <table:table-cell table:formula="of:=[.C27]/[.$C$6]" office:value-type="float" office:value="254.064358567201" calcext:value-type="float">
            <text:p>254.0643585672</text:p>
          </table:table-cell>
          <table:table-cell table:formula="of:=[.C26]+([.D26]-[.E26])*[.$A$3]*365*24*3600" office:value-type="float" office:value="4252021104980.68" calcext:value-type="float">
            <text:p>4.25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27]^4" office:value-type="float" office:value="236.242503398401" calcext:value-type="float">
            <text:p>2.36E+02</text:p>
          </table:table-cell>
          <table:table-cell table:number-columns-repeated="2"/>
        </table:table-row>
        <table:table-row table:style-name="ro1">
          <table:table-cell table:formula="of:=[.A27]+[.$A$3]" office:value-type="float" office:value="1500" calcext:value-type="float">
            <text:p>1500</text:p>
          </table:table-cell>
          <table:table-cell table:formula="of:=[.C28]/[.$C$6]" office:value-type="float" office:value="254.065771167751" calcext:value-type="float">
            <text:p>254.0657711678</text:p>
          </table:table-cell>
          <table:table-cell table:formula="of:=[.C27]+([.D27]-[.E27])*[.$A$3]*365*24*3600" office:value-type="float" office:value="4252044746263.48" calcext:value-type="float">
            <text:p>4.25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28]^4" office:value-type="float" office:value="236.247757485598" calcext:value-type="float">
            <text:p>2.36E+02</text:p>
          </table:table-cell>
          <table:table-cell table:number-columns-repeated="2"/>
        </table:table-row>
        <table:table-row table:style-name="ro1">
          <table:table-cell table:formula="of:=[.A28]+[.$A$3]" office:value-type="float" office:value="1600" calcext:value-type="float">
            <text:p>1600</text:p>
          </table:table-cell>
          <table:table-cell table:formula="of:=[.C29]/[.$C$6]" office:value-type="float" office:value="254.066193729499" calcext:value-type="float">
            <text:p>254.0661937295</text:p>
          </table:table-cell>
          <table:table-cell table:formula="of:=[.C28]+([.D28]-[.E28])*[.$A$3]*365*24*3600" office:value-type="float" office:value="4252051818256.9" calcext:value-type="float">
            <text:p>4.25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29]^4" office:value-type="float" office:value="236.249329196955" calcext:value-type="float">
            <text:p>2.36E+02</text:p>
          </table:table-cell>
          <table:table-cell table:number-columns-repeated="2"/>
        </table:table-row>
        <table:table-row table:style-name="ro1">
          <table:table-cell table:formula="of:=[.A29]+[.$A$3]" office:value-type="float" office:value="1700" calcext:value-type="float">
            <text:p>1700</text:p>
          </table:table-cell>
          <table:table-cell table:formula="of:=[.C30]/[.$C$6]" office:value-type="float" office:value="254.066320130341" calcext:value-type="float">
            <text:p>254.0663201303</text:p>
          </table:table-cell>
          <table:table-cell table:formula="of:=[.C29]+([.D29]-[.E29])*[.$A$3]*365*24*3600" office:value-type="float" office:value="4252053933701.38" calcext:value-type="float">
            <text:p>4.25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30]^4" office:value-type="float" office:value="236.249799344295" calcext:value-type="float">
            <text:p>2.36E+02</text:p>
          </table:table-cell>
          <table:table-cell table:number-columns-repeated="2"/>
        </table:table-row>
        <table:table-row table:style-name="ro1">
          <table:table-cell table:formula="of:=[.A30]+[.$A$3]" office:value-type="float" office:value="1800" calcext:value-type="float">
            <text:p>1800</text:p>
          </table:table-cell>
          <table:table-cell table:formula="of:=[.C31]/[.$C$6]" office:value-type="float" office:value="254.066357940321" calcext:value-type="float">
            <text:p>254.0663579403</text:p>
          </table:table-cell>
          <table:table-cell table:formula="of:=[.C30]+([.D30]-[.E30])*[.$A$3]*365*24*3600" office:value-type="float" office:value="4252054566489.21" calcext:value-type="float">
            <text:p>4.25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31]^4" office:value-type="float" office:value="236.249939978477" calcext:value-type="float">
            <text:p>2.36E+02</text:p>
          </table:table-cell>
          <table:table-cell table:number-columns-repeated="2"/>
        </table:table-row>
        <table:table-row table:style-name="ro1">
          <table:table-cell table:formula="of:=[.A31]+[.$A$3]" office:value-type="float" office:value="1900" calcext:value-type="float">
            <text:p>1900</text:p>
          </table:table-cell>
          <table:table-cell table:formula="of:=[.C32]/[.$C$6]" office:value-type="float" office:value="254.066369250304" calcext:value-type="float">
            <text:p>254.0663692503</text:p>
          </table:table-cell>
          <table:table-cell table:formula="of:=[.C31]+([.D31]-[.E31])*[.$A$3]*365*24*3600" office:value-type="float" office:value="4252054755773.09" calcext:value-type="float">
            <text:p>4.25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32]^4" office:value-type="float" office:value="236.249982045959" calcext:value-type="float">
            <text:p>2.36E+02</text:p>
          </table:table-cell>
          <table:table-cell table:number-columns-repeated="2"/>
        </table:table-row>
        <table:table-row table:style-name="ro1">
          <table:table-cell table:formula="of:=[.A32]+[.$A$3]" office:value-type="float" office:value="2000" calcext:value-type="float">
            <text:p>2000</text:p>
          </table:table-cell>
          <table:table-cell table:formula="of:=[.C33]/[.$C$6]" office:value-type="float" office:value="254.066372633422" calcext:value-type="float">
            <text:p>254.0663726334</text:p>
          </table:table-cell>
          <table:table-cell table:formula="of:=[.C32]+([.D32]-[.E32])*[.$A$3]*365*24*3600" office:value-type="float" office:value="4252054812392.95" calcext:value-type="float">
            <text:p>4.25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33]^4" office:value-type="float" office:value="236.249994629468" calcext:value-type="float">
            <text:p>2.36E+02</text:p>
          </table:table-cell>
          <table:table-cell table:number-columns-repeated="2"/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0T21:57:50.541259441</meta:creation-date>
    <dc:date>2021-04-10T23:22:10.854603323</dc:date>
    <meta:editing-duration>PT32M18S</meta:editing-duration>
    <meta:editing-cycles>7</meta:editing-cycles>
    <meta:generator>LibreOffice/5.1.6.2$Linux_X86_64 LibreOffice_project/10m0$Build-2</meta:generator>
    <meta:document-statistic meta:table-count="1" meta:cell-count="1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3:Sheet1.B33" svg:x="0.32cm" svg:y="0.18cm" svg:width="12.508cm" svg:height="8.64cm">
          <chartooo:coordinate-region svg:x="1.127cm" svg:y="0.379cm" svg:width="11.32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3:Sheet1.B33" chart:class="chart:scatter">
            <chart:domain table:cell-range-address="Sheet1.A13:Sheet1.A33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3:Sheet1.A33</svg:desc>
                </draw:g>
              </table:table-cell>
              <table:table-cell office:value-type="float" office:value="0">
                <text:p>0</text:p>
                <draw:g>
                  <svg:desc>Sheet1.B13:Sheet1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4.5170889101338">
                <text:p>44.51708891013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88.9922168978758">
                <text:p>88.9922168978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32.839195804271">
                <text:p>132.839195804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74.029360180633">
                <text:p>174.029360180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208.746403577049">
                <text:p>208.746403577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232.976671065991">
                <text:p>232.976671065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246.017165384496">
                <text:p>246.0171653844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251.396163212019">
                <text:p>251.3961632120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253.238345492671">
                <text:p>253.2383454926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253.815857738282">
                <text:p>253.815857738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253.991178449252">
                <text:p>253.9911784492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254.043857669599">
                <text:p>254.0438576695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254.059636722374">
                <text:p>254.059636722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254.064358567201">
                <text:p>254.0643585672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254.065771167751">
                <text:p>254.0657711677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254.066193729499">
                <text:p>254.066193729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254.066320130341">
                <text:p>254.0663201303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254.066357940321">
                <text:p>254.0663579403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254.066369250304">
                <text:p>254.066369250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254.066372633422">
                <text:p>254.0663726334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